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8C9AB6604125D8A732.png" manifest:media-type="image/png"/>
  <manifest:file-entry manifest:full-path="Pictures/10000201000000A300000165BFEBAE1D5F9BBAD6.png" manifest:media-type="image/png"/>
  <manifest:file-entry manifest:full-path="Pictures/10000201000001B900000121804D3AABFD10BE25.png" manifest:media-type="image/png"/>
  <manifest:file-entry manifest:full-path="Pictures/10000201000000EF000000F25748C0DD65FAEF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botto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to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963cm" svg:height="3cm" svg:x="19.437cm" svg:y="10.6cm">
          <draw:image xlink:href="Pictures/10000201000000EF000000F25748C0DD65FAEF03.png" xlink:type="simple" xlink:show="embed" xlink:actuate="onLoad" loext:mime-type="image/png">
            <text:p/>
          </draw:image>
        </draw:frame>
        <draw:frame draw:style-name="gr1" draw:text-style-name="P1" xml:id="id4" draw:id="id4" draw:layer="layout" svg:width="2.963cm" svg:height="3cm" svg:x="8.1cm" svg:y="10.6cm">
          <draw:image xlink:href="Pictures/10000201000000EF000000F25748C0DD65FAEF03.png" xlink:type="simple" xlink:show="embed" xlink:actuate="onLoad" loext:mime-type="image/png">
            <text:p/>
          </draw:image>
        </draw:frame>
        <draw:frame draw:style-name="gr1" draw:text-style-name="P1" draw:layer="layout" svg:width="5.189cm" svg:height="3.4cm" svg:x="23.511cm" svg:y="1.1cm">
          <draw:image xlink:href="Pictures/10000201000001B900000121804D3AABFD10BE25.png" xlink:type="simple" xlink:show="embed" xlink:actuate="onLoad" loext:mime-type="image/png">
            <text:p/>
          </draw:image>
        </draw:frame>
        <draw:frame draw:style-name="gr1" draw:text-style-name="P1" draw:layer="layout" svg:width="5.189cm" svg:height="3.4cm" svg:x="1cm" svg:y="1.1cm">
          <draw:image xlink:href="Pictures/10000201000001B900000121804D3AABFD10BE25.png" xlink:type="simple" xlink:show="embed" xlink:actuate="onLoad" loext:mime-type="image/png">
            <text:p/>
          </draw:image>
        </draw:frame>
        <draw:frame draw:style-name="gr2" draw:text-style-name="P1" xml:id="id2" draw:id="id2" draw:layer="layout" svg:width="2.012cm" svg:height="4.407cm" svg:x="14.1cm" svg:y="14.6cm">
          <draw:image xlink:href="Pictures/10000201000000A300000165BFEBAE1D5F9BBAD6.png" xlink:type="simple" xlink:show="embed" xlink:actuate="onLoad" loext:mime-type="image/png">
            <text:p text:style-name="P1"/>
          </draw:image>
        </draw:frame>
        <draw:frame draw:style-name="gr1" draw:text-style-name="P1" xml:id="id1" draw:id="id1" draw:layer="layout" svg:width="3.969cm" svg:height="3.85cm" svg:x="1.3cm" svg:y="10.15cm">
          <draw:image xlink:href="Pictures/10000201000004B00000048C9AB6604125D8A732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3.969cm" svg:height="3.85cm" svg:x="24.1cm" svg:y="10.2cm">
          <draw:image xlink:href="Pictures/10000201000004B00000048C9AB6604125D8A732.png" xlink:type="simple" xlink:show="embed" xlink:actuate="onLoad" loext:mime-type="image/png">
            <text:p/>
          </draw:image>
        </draw:frame>
        <draw:line draw:style-name="gr3" draw:text-style-name="P1" draw:layer="layout" svg:x1="3.3cm" svg:y1="4.3cm" svg:x2="3.3cm" svg:y2="8.6cm">
          <text:p/>
        </draw:line>
        <draw:line draw:style-name="gr4" draw:text-style-name="P1" draw:layer="layout" svg:x1="26cm" svg:y1="4.4cm" svg:x2="26cm" svg:y2="8.8cm">
          <text:p/>
        </draw:line>
        <draw:connector draw:style-name="gr5" draw:text-style-name="P2" draw:layer="layout" svg:x1="3.284cm" svg:y1="14cm" svg:x2="14.1cm" svg:y2="16.803cm" draw:start-shape="id1" draw:start-glue-point="2" draw:end-shape="id2" draw:end-glue-point="3" svg:d="M3284 14000v2803h10816" svg:viewBox="0 0 10817 2804">
          <text:p/>
        </draw:connector>
        <draw:connector draw:style-name="gr5" draw:text-style-name="P2" draw:layer="layout" svg:x1="26.084cm" svg:y1="14.05cm" svg:x2="16.112cm" svg:y2="16.803cm" draw:start-shape="id3" draw:start-glue-point="2" draw:end-shape="id2" draw:end-glue-point="1" svg:d="M26084 14050v2753h-9972" svg:viewBox="0 0 9973 2754">
          <text:p/>
        </draw:connector>
        <draw:connector draw:style-name="gr5" draw:text-style-name="P2" draw:layer="layout" draw:type="line" svg:x1="5.269cm" svg:y1="12.075cm" svg:x2="8.1cm" svg:y2="12.1cm" draw:start-shape="id1" draw:start-glue-point="1" draw:end-shape="id4" draw:end-glue-point="3" svg:d="M5269 12075l2831 25" svg:viewBox="0 0 2832 26">
          <text:p/>
        </draw:connector>
        <draw:connector draw:style-name="gr5" draw:text-style-name="P2" draw:layer="layout" draw:type="line" svg:x1="24.1cm" svg:y1="12.125cm" svg:x2="22.4cm" svg:y2="12.1cm" draw:start-shape="id3" draw:start-glue-point="3" draw:end-shape="id5" draw:end-glue-point="1" svg:d="M24100 12125l-1700-25" svg:viewBox="0 0 1701 26">
          <text:p/>
        </draw:connector>
        <draw:connector draw:style-name="gr6" draw:text-style-name="P2" draw:layer="layout" draw:type="lines" svg:x1="11.063cm" svg:y1="12.1cm" svg:x2="19.437cm" svg:y2="12.1cm" draw:start-shape="id4" draw:start-glue-point="1" draw:end-shape="id5" draw:end-glue-point="3" svg:d="M11063 12100h500 7374 500" svg:viewBox="0 0 8375 1">
          <text:p text:style-name="P1">master-master</text:p>
        </draw:connector>
        <draw:frame draw:style-name="gr7" draw:text-style-name="P3" draw:layer="layout" svg:width="1.844cm" svg:height="0.962cm" svg:x="2.3cm" svg:y="8.9cm">
          <draw:text-box>
            <text:p>BGP</text:p>
          </draw:text-box>
        </draw:frame>
        <draw:frame draw:style-name="gr7" draw:text-style-name="P3" draw:layer="layout" svg:width="1.844cm" svg:height="0.962cm" svg:x="25.2cm" svg:y="9cm">
          <draw:text-box>
            <text:p>BGP</text:p>
          </draw:text-box>
        </draw:frame>
        <draw:frame draw:style-name="gr7" draw:text-style-name="P3" draw:layer="layout" svg:width="2.826cm" svg:height="0.962cm" svg:x="13.7cm" svg:y="19.1cm">
          <draw:text-box>
            <text:p>Registr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22:52:20.933818830</meta:creation-date>
    <dc:date>2020-11-02T23:16:30.394492516</dc:date>
    <meta:editing-duration>PT3M46S</meta:editing-duration>
    <meta:editing-cycles>1</meta:editing-cycles>
    <meta:document-statistic meta:object-count="17"/>
    <meta:generator>LibreOffice/6.4.6.2$Linux_X86_64 LibreOffice_project/40$Build-2</meta:generator>
  </office:meta>
</office:document-meta>
</file>